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pd1"/>
        <table:table-column table:style-name="co1" table:number-columns-repeated="7" table:default-cell-style-name="Default"/>
        <table:table-row table:style-name="ro1">
          <table:table-cell table:style-name="Default"/>
          <table:table-cell table:style-name="pd1" office:value-type="string" calcext:value-type="string">
            <text:p>Image Name</text:p>
          </table:table-cell>
          <table:table-cell table:style-name="pd1" office:value-type="string" calcext:value-type="string">
            <text:p>Red Lower</text:p>
          </table:table-cell>
          <table:table-cell table:style-name="pd1" office:value-type="string" calcext:value-type="string">
            <text:p>Red Upper</text:p>
          </table:table-cell>
          <table:table-cell table:style-name="pd1" office:value-type="string" calcext:value-type="string">
            <text:p>Green Lower</text:p>
          </table:table-cell>
          <table:table-cell table:style-name="pd1" office:value-type="string" calcext:value-type="string">
            <text:p>Green Upper</text:p>
          </table:table-cell>
          <table:table-cell table:style-name="pd1" office:value-type="string" calcext:value-type="string">
            <text:p>Blue Lower</text:p>
          </table:table-cell>
          <table:table-cell table:style-name="pd1" office:value-type="string" calcext:value-type="string">
            <text:p>Blue Upp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exels-albinberlin-919073.jpg</text:p>
          </table:table-cell>
          <table:table-cell office:value-type="float" office:value="-13.2923306830787" calcext:value-type="float">
            <text:p>-13.2923306830787</text:p>
          </table:table-cell>
          <table:table-cell office:value-type="float" office:value="26.7076693169213" calcext:value-type="float">
            <text:p>26.7076693169213</text:p>
          </table:table-cell>
          <table:table-cell office:value-type="float" office:value="-13.7000238354589" calcext:value-type="float">
            <text:p>-13.7000238354589</text:p>
          </table:table-cell>
          <table:table-cell office:value-type="float" office:value="26.2999761645411" calcext:value-type="float">
            <text:p>26.2999761645411</text:p>
          </table:table-cell>
          <table:table-cell office:value-type="float" office:value="-14.2459756247114" calcext:value-type="float">
            <text:p>-14.2459756247114</text:p>
          </table:table-cell>
          <table:table-cell office:value-type="float" office:value="25.7540243752886" calcext:value-type="float">
            <text:p>25.75402437528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xels-mikebirdy-170811.jpg</text:p>
          </table:table-cell>
          <table:table-cell office:value-type="float" office:value="63.9844260432893" calcext:value-type="float">
            <text:p>63.9844260432893</text:p>
          </table:table-cell>
          <table:table-cell office:value-type="float" office:value="103.984426043289" calcext:value-type="float">
            <text:p>103.984426043289</text:p>
          </table:table-cell>
          <table:table-cell office:value-type="float" office:value="73.9050156670444" calcext:value-type="float">
            <text:p>73.9050156670444</text:p>
          </table:table-cell>
          <table:table-cell office:value-type="float" office:value="113.905015667044" calcext:value-type="float">
            <text:p>113.905015667044</text:p>
          </table:table-cell>
          <table:table-cell office:value-type="float" office:value="82.310835708469" calcext:value-type="float">
            <text:p>82.310835708469</text:p>
          </table:table-cell>
          <table:table-cell office:value-type="float" office:value="122.310835708469" calcext:value-type="float">
            <text:p>122.3108357084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xels-pixabay-210019.jpg</text:p>
          </table:table-cell>
          <table:table-cell office:value-type="float" office:value="123.068786969188" calcext:value-type="float">
            <text:p>123.068786969188</text:p>
          </table:table-cell>
          <table:table-cell office:value-type="float" office:value="163.068786969188" calcext:value-type="float">
            <text:p>163.068786969188</text:p>
          </table:table-cell>
          <table:table-cell office:value-type="float" office:value="87.0909874975385" calcext:value-type="float">
            <text:p>87.0909874975385</text:p>
          </table:table-cell>
          <table:table-cell office:value-type="float" office:value="127.090987497538" calcext:value-type="float">
            <text:p>127.090987497538</text:p>
          </table:table-cell>
          <table:table-cell office:value-type="float" office:value="70.1488796001387" calcext:value-type="float">
            <text:p>70.1488796001387</text:p>
          </table:table-cell>
          <table:table-cell office:value-type="float" office:value="110.148879600139" calcext:value-type="float">
            <text:p>110.1488796001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xels-mikebirdy-116675.jpg</text:p>
          </table:table-cell>
          <table:table-cell office:value-type="float" office:value="79.3467722156397" calcext:value-type="float">
            <text:p>79.3467722156397</text:p>
          </table:table-cell>
          <table:table-cell office:value-type="float" office:value="119.34677221564" calcext:value-type="float">
            <text:p>119.34677221564</text:p>
          </table:table-cell>
          <table:table-cell office:value-type="float" office:value="87.6930638329387" calcext:value-type="float">
            <text:p>87.6930638329387</text:p>
          </table:table-cell>
          <table:table-cell office:value-type="float" office:value="127.693063832939" calcext:value-type="float">
            <text:p>127.693063832939</text:p>
          </table:table-cell>
          <table:table-cell office:value-type="float" office:value="79.6993373321483" calcext:value-type="float">
            <text:p>79.6993373321483</text:p>
          </table:table-cell>
          <table:table-cell office:value-type="float" office:value="119.699337332148" calcext:value-type="float">
            <text:p>119.6993373321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xels-mikebirdy-112460.jpg</text:p>
          </table:table-cell>
          <table:table-cell office:value-type="float" office:value="55.9526535660506" calcext:value-type="float">
            <text:p>55.9526535660506</text:p>
          </table:table-cell>
          <table:table-cell office:value-type="float" office:value="95.9526535660506" calcext:value-type="float">
            <text:p>95.9526535660506</text:p>
          </table:table-cell>
          <table:table-cell office:value-type="float" office:value="68.8304641605627" calcext:value-type="float">
            <text:p>68.8304641605627</text:p>
          </table:table-cell>
          <table:table-cell office:value-type="float" office:value="108.830464160563" calcext:value-type="float">
            <text:p>108.830464160563</text:p>
          </table:table-cell>
          <table:table-cell office:value-type="float" office:value="51.3749283505601" calcext:value-type="float">
            <text:p>51.3749283505601</text:p>
          </table:table-cell>
          <table:table-cell office:value-type="float" office:value="91.3749283505601" calcext:value-type="float">
            <text:p>91.37492835056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dc:date>2024-10-24T15:10:21.569034005</dc:date>
    <meta:editing-duration>PT1H22M24S</meta:editing-duration>
    <meta:editing-cycles>1</meta:editing-cycles>
    <meta:document-statistic meta:table-count="1" meta:cell-count="47" meta:object-count="0"/>
  </office:meta>
</office:document-meta>
</file>